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cccb" officeooo:paragraph-rsid="000dcccb"/>
    </style:style>
    <style:style style:name="P2" style:family="paragraph" style:parent-style-name="Standard">
      <style:text-properties officeooo:rsid="000dcccb" officeooo:paragraph-rsid="000e299f"/>
    </style:style>
    <style:style style:name="T1" style:family="text">
      <style:text-properties officeooo:rsid="000e299f"/>
    </style:style>
    <style:style style:name="T2" style:family="text">
      <style:text-properties fo:language="ru" fo:country="RU" officeooo:rsid="000e299f"/>
    </style:style>
    <style:style style:name="T3" style:family="text">
      <style:text-properties fo:language="ru" fo:country="RU" fo:font-weight="bold" officeooo:rsid="000e299f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299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<text:span text:style-name="T4">Умная печь</text:span></text:p>
      <text:p text:style-name="P1"/>
      <text:p text:style-name="P1">1. <text:span text:style-name="T4">Решаемая задача</text:span>: Создание умной печи и вывод его в производство.</text:p>
      <text:p text:style-name="P1">2. <text:span text:style-name="T4">Основная функция СППР:</text:span> Упрощение использования для человека.</text:p>
      <text:p text:style-name="P1">3. <text:span text:style-name="T4">Улучшения:</text:span> Автоматическое оповещение пользователя, управление с помощью голоса.</text:p>
      <text:p text:style-name="P1">4. <text:span text:style-name="T4">Категория сложности:</text:span> Реализация возможн<text:span text:style-name="T1">а</text:span>, но стоит определенных средств и ресурсов.</text:p>
      <text:p text:style-name="P1">5. <text:span text:style-name="T4">Проблемы при реализации</text:span>: Доступность товара, стоимость, вместимость в доме.</text:p>
      <text:p text:style-name="P1">6. <text:span text:style-name="T4">Пригодность:</text:span> В любом доме.</text:p>
      <text:p text:style-name="P1"/>
      <text:p text:style-name="P1">2) <text:span text:style-name="T4">Часы с проекцией на руку</text:span></text:p>
      <text:p text:style-name="P1"/>
      <text:p text:style-name="P1">1.<text:span text:style-name="T4">Решаемая задача:</text:span> Создание часов, способных выводить любую информацию на поверхности руки.</text:p>
      <text:p text:style-name="P1">2. <text:span text:style-name="T4">Основная функция СППР</text:span>: Вывод информации с подручного средства.</text:p>
      <text:p text:style-name="P1">3. <text:span text:style-name="T4">Улучшения:</text:span> Уменьшение в размере, поддержка голосом, уменьшение в цене.</text:p>
      <text:p text:style-name="P2">4. <text:span text:style-name="T4">Категория сложности:</text:span> <text:span text:style-name="T1">Относится к категории сложно-реализуемых проектов.</text:span></text:p>
      <text:p text:style-name="P2"><text:span text:style-name="T1">5. </text:span><text:span text:style-name="T5">Проблемы при реализации:</text:span><text:span text:style-name="T1"> Цена товара, подходит не под все размеры кисти.</text:span></text:p>
      <text:p text:style-name="P2"><text:span text:style-name="T1">6. </text:span><text:span text:style-name="T5">Пригодность:</text:span><text:span text:style-name="T1"> Для людей, которым необходим быстро получать и обрабатывать информацию в любом месте и состоянии.</text:span></text:p>
      <text:p text:style-name="P2"/>
      <text:p text:style-name="P2"/>
      <text:p text:style-name="P2"><text:span text:style-name="T1">3) </text:span><text:span text:style-name="T5">Сенсорный замок для двери</text:span></text:p>
      <text:p text:style-name="P2"/>
      <text:p text:style-name="P2"/>
      <text:p text:style-name="P2"><text:span text:style-name="T1">1. </text:span><text:span text:style-name="T5">Решаемая задача:</text:span><text:span text:style-name="T1"> Создание замка, реагирующего на отпечаток пальца владельца.</text:span></text:p>
      <text:p text:style-name="P2"><text:span text:style-name="T1">2. </text:span><text:span text:style-name="T5">Основная функция:</text:span><text:span text:style-name="T1"> </text:span><text:span text:style-name="T2">Открытие дверей без ключей , только с помощью руки.</text:span></text:p>
      <text:p text:style-name="P2"><text:span text:style-name="T2">3. </text:span><text:span text:style-name="T3">Улучшение</text:span><text:span text:style-name="T2">: Возможность программирования нескольких кодов для разных пользователей, возможность управлять с смартфона.</text:span></text:p>
      <text:p text:style-name="P2"><text:span text:style-name="T2">4. </text:span><text:span text:style-name="T3">Категория сложности</text:span><text:span text:style-name="T2">: Реализация довольна просто, стоит не дорого, сложных материалов не требует.</text:span></text:p>
      <text:p text:style-name="P2"><text:span text:style-name="T2">5. </text:span><text:span text:style-name="T3">Проблемы при реализации</text:span><text:span text:style-name="T2">: Слишком маленький сенсор, который подойдет не для всех.</text:span></text:p>
      <text:p text:style-name="P2"><text:span text:style-name="T2">6. </text:span><text:span text:style-name="T3">Пригодность</text:span><text:span text:style-name="T2">: Для любого объекта, требующего высокой меры защиты.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13:32:25.610000000</meta:creation-date>
    <dc:date>2018-06-02T13:53:24.958000000</dc:date>
    <meta:editing-duration>PT8M49S</meta:editing-duration>
    <meta:editing-cycles>1</meta:editing-cycles>
    <meta:document-statistic meta:table-count="0" meta:image-count="0" meta:object-count="0" meta:page-count="1" meta:paragraph-count="21" meta:word-count="203" meta:character-count="1485" meta:non-whitespace-character-count="1302"/>
    <meta:generator>LibreOffice/6.0.0.3$Windows_X86_64 LibreOffice_project/64a0f66915f38c6217de274f0aa8e15618924765</meta:generator>
  </office:meta>
</office:document-meta>
</file>